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40b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">Standard</text:span> metrics</text:p>
      <text:h text:style-name="Heading_20_1" text:outline-level="1">Percentage time in range</text:h>
      <text:p text:style-name="Text_20_body"/>
      <text:h text:style-name="Heading_20_1" text:outline-level="1">Average glucose</text:h>
      <text:h text:style-name="Heading_20_1" text:outline-level="1">Glycemic variability</text:h>
      <text:h text:style-name="Heading_20_1" text:outline-level="1">eA1c</text:h>
      <text:h text:style-name="Heading_20_1" text:outline-level="1">Glycemic events</text:h>
      <text:h text:style-name="Heading_20_1" text:outline-level="1">Blood glucose index (BGI)</text:h>
      <text:h text:style-name="Heading_20_1" text:outline-level="1">MAGE</text:h>
      <text:h text:style-name="Heading_20_1" text:outline-level="1">AUC</text:h>
      <text:h text:style-name="Heading_20_1" text:outline-level="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4T15:10:22.532314687</meta:creation-date>
    <dc:date>2023-02-24T15:14:13.976326645</dc:date>
    <meta:editing-duration>PT3M52S</meta:editing-duration>
    <meta:editing-cycles>1</meta:editing-cycles>
    <meta:document-statistic meta:table-count="0" meta:image-count="0" meta:object-count="0" meta:page-count="1" meta:paragraph-count="9" meta:word-count="19" meta:character-count="126" meta:non-whitespace-character-count="116"/>
    <meta:generator>LibreOffice/7.5.0.3$Linux_X86_64 LibreOffice_project/50$Build-3</meta:generator>
  </office:meta>
</office:document-meta>
</file>